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ded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ded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ded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ded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ded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ded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ded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ded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ded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ded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ded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ded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ded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ded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ded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ded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ded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Paola Valentina Martínez  Rome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8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4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avid Rafael Marti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16311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6.6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3" meta:non-whitespace-character-count="996"/>
    <meta:template xlink:type="simple" xlink:actuate="onRequest" xlink:title="Normal" xlink:href=""/>
  </office:meta>
</office:document-meta>
</file>